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615cm" svg:height="12.72cm" svg:x="14.611cm" svg:y="6.714cm">
            <draw:object draw:notify-on-update-of-ranges="Sheet1.I3:Sheet1.I7 Sheet1.F5:Sheet1.F7 Sheet1.K5:Sheet1.K7 Sheet1.G5:Sheet1.G7 Sheet1.B5:Sheet1.B7 Sheet1.K5:Sheet1.K7 Sheet1.C5:Sheet1.C7 Sheet1.K5:Sheet1.K7 Sheet1.H5:Sheet1.H7 Sheet1.K5:Sheet1.K7 Sheet1.I5:Sheet1.I7 Sheet1.K5:Sheet1.K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DK 8</text:p>
          </table:table-cell>
          <table:table-cell table:number-columns-repeated="4"/>
          <table:table-cell office:value-type="string" calcext:value-type="string">
            <text:p>JDK 11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line (6.22.0)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Baseline (6.22.0)</text:p>
          </table:table-cell>
          <table:table-cell office:value-type="float" office:value="346" calcext:value-type="float">
            <text:p>346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fore me</text:p>
          </table:table-cell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before me</text:p>
          </table:table-cell>
          <table:table-cell office:value-type="float" office:value="256" calcext:value-type="float">
            <text:p>256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test</text:p>
          </table:table-cell>
          <table:table-cell office:value-type="float" office:value="133" calcext:value-type="float">
            <text:p>133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test</text:p>
          </table:table-cell>
          <table:table-cell office:value-type="float" office:value="239" calcext:value-type="float">
            <text:p>23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ow to find results 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 each dir corresponds to a combination jdk * threa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DK8</text:p>
          </table:table-cell>
          <table:table-cell office:value-type="string" calcext:value-type="string">
            <text:p>Now-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dk 11</text:p>
          </table:table-cell>
          <table:table-cell office:value-type="string" calcext:value-type="string">
            <text:p>Now-1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ffix</text:p>
          </table:table-cell>
          <table:table-cell office:value-type="string" calcext:value-type="string">
            <text:p>(empty)</text:p>
          </table:table-cell>
          <table:table-cell office:value-type="string" calcext:value-type="string">
            <text:p>-threaded</text:p>
          </table:table-cell>
          <table:table-cell office:value-type="string" calcext:value-type="string">
            <text:p>-megathreaded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17T18:15:27.620168682</meta:creation-date>
    <dc:date>2020-04-17T19:05:34.976823730</dc:date>
    <meta:editing-duration>PT8M37S</meta:editing-duration>
    <meta:editing-cycles>1</meta:editing-cycles>
    <meta:document-statistic meta:table-count="1" meta:cell-count="47" meta:object-count="1"/>
    <meta:generator>LibreOffice/6.3.4.2$Linux_X86_64 LibreOffice_project/60da17e045e08f1793c57c00ba83cdfce946d0aa</meta:generator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1" chart:maximum="3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16cm" svg:height="12.721cm" xlink:href=".." xlink:type="simple" chart:class="chart:scatter" chart:style-name="ch1">
        <chart:legend chart:legend-position="end" svg:x="19.764cm" svg:y="5.065cm" style:legend-expansion="high" chart:style-name="ch2"/>
        <chart:plot-area chart:style-name="ch3" table:cell-range-address="Sheet1.I3:Sheet1.I7 Sheet1.F5:Sheet1.H7 Sheet1.K5:Sheet1.K7 Sheet1.B5:Sheet1.C7" chart:data-source-has-labels="both" svg:x="1.463cm" svg:y="0.254cm" svg:width="17.849cm" svg:height="11.232cm">
          <chartooo:coordinate-region svg:x="2.27cm" svg:y="0.453cm" svg:width="16.948cm" svg:height="10.386cm"/>
          <chart:axis chart:dimension="x" chart:name="primary-x" chart:style-name="ch4" chartooo:axis-type="auto">
            <chart:title svg:x="7.022cm" svg:y="11.74cm" chart:style-name="ch5">
              <text:p>Commit (1 is 6.22.0, 2 is before-me, 3 is latest)</text:p>
            </chart:title>
            <chart:categories table:cell-range-address="Sheet1.F5:Sheet1.F7"/>
          </chart:axis>
          <chart:axis chart:dimension="y" chart:name="primary-y" chart:style-name="ch6">
            <chart:title svg:x="0.451cm" svg:y="7.21cm" chart:style-name="ch7">
              <text:p>Execution time (s)</text:p>
            </chart:title>
            <chart:grid chart:style-name="ch8" chart:class="major"/>
          </chart:axis>
          <chart:series chart:style-name="ch9" chart:values-cell-range-address="Sheet1.G5:Sheet1.G7" loext:label-string="&quot;jdk11-t1&quot;" chart:class="chart:scatter">
            <chart:domain table:cell-range-address="Sheet1.K5:Sheet1.K7"/>
            <chart:data-point chart:repeated="3"/>
          </chart:series>
          <chart:series chart:style-name="ch10" chart:values-cell-range-address="Sheet1.B5:Sheet1.B7" loext:label-string="&quot;jdk8-t1&quot;" chart:class="chart:scatter">
            <chart:data-point chart:repeated="3"/>
          </chart:series>
          <chart:series chart:style-name="ch11" chart:values-cell-range-address="Sheet1.C5:Sheet1.C7" loext:label-string="&quot;jdk8-t4&quot;" chart:class="chart:scatter">
            <chart:data-point chart:repeated="3"/>
          </chart:series>
          <chart:series chart:style-name="ch12" chart:values-cell-range-address="Sheet1.H5:Sheet1.H7" loext:label-string="&quot;jdk-11-t4&quot;" chart:class="chart:scatter">
            <chart:data-point chart:repeated="3"/>
          </chart:series>
          <chart:series chart:style-name="ch13" chart:values-cell-range-address="Sheet1.I5:Sheet1.I7" loext:label-string="&quot;jdk-11-t16&quot;" chart:class="chart:scatte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jdk11-t1</text:p>
              </table:table-cell>
              <table:table-cell office:value-type="string">
                <text:p>jdk8-t1</text:p>
              </table:table-cell>
              <table:table-cell office:value-type="string">
                <text:p>jdk8-t4</text:p>
              </table:table-cell>
              <table:table-cell office:value-type="string">
                <text:p>jdk-11-t4</text:p>
              </table:table-cell>
              <table:table-cell office:value-type="string">
                <text:p>jdk-11-t16</text:p>
              </table:table-cell>
            </table:table-row>
          </table:table-header-rows>
          <table:table-rows>
            <table:table-row>
              <table:table-cell office:value-type="string">
                <text:p>Baseline (6.22.0)</text:p>
                <draw:g>
                  <svg:desc>Sheet1.F5:Sheet1.F7</svg:desc>
                </draw:g>
              </table:table-cell>
              <table:table-cell office:value-type="float" office:value="1">
                <text:p>1</text:p>
                <draw:g>
                  <svg:desc>Sheet1.K5:Sheet1.K7</svg:desc>
                </draw:g>
              </table:table-cell>
              <table:table-cell office:value-type="float" office:value="346">
                <text:p>346</text:p>
                <draw:g>
                  <svg:desc>Sheet1.G5:Sheet1.G7</svg:desc>
                </draw:g>
              </table:table-cell>
              <table:table-cell office:value-type="float" office:value="256">
                <text:p>256</text:p>
                <draw:g>
                  <svg:desc>Sheet1.B5:Sheet1.B7</svg:desc>
                </draw:g>
              </table:table-cell>
              <table:table-cell office:value-type="float" office:value="100">
                <text:p>100</text:p>
                <draw:g>
                  <svg:desc>Sheet1.C5:Sheet1.C7</svg:desc>
                </draw:g>
              </table:table-cell>
              <table:table-cell office:value-type="float" office:value="117">
                <text:p>117</text:p>
                <draw:g>
                  <svg:desc>Sheet1.H5:Sheet1.H7</svg:desc>
                </draw:g>
              </table:table-cell>
              <table:table-cell office:value-type="float" office:value="129">
                <text:p>129</text:p>
                <draw:g>
                  <svg:desc>Sheet1.I5:Sheet1.I7</svg:desc>
                </draw:g>
              </table:table-cell>
            </table:table-row>
            <table:table-row>
              <table:table-cell office:value-type="string">
                <text:p>before me</text:p>
              </table:table-cell>
              <table:table-cell office:value-type="float" office:value="2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154">
                <text:p>154</text:p>
              </table:table-cell>
              <table:table-cell office:value-type="float" office:value="82">
                <text:p>82</text:p>
              </table:table-cell>
              <table:table-cell office:value-type="float" office:value="124">
                <text:p>12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latest</text:p>
              </table:table-cell>
              <table:table-cell office:value-type="float" office:value="3">
                <text:p>3</text:p>
              </table:table-cell>
              <table:table-cell office:value-type="float" office:value="239">
                <text:p>239</text:p>
              </table:table-cell>
              <table:table-cell office:value-type="float" office:value="133">
                <text:p>133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4.2$Linux_X86_64 LibreOffice_project/60da17e045e08f1793c57c00ba83cdfce946d0a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